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900000041AB664F7EA0E113F6.png" manifest:media-type="image/png"/>
  <manifest:file-entry manifest:full-path="Pictures/10000000000001D6000000C1231836EFB10BF693.jpg" manifest:media-type="image/jpeg"/>
  <manifest:file-entry manifest:full-path="Pictures/20000008000014D3000006B1DBC4EAF317CE9398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 style:parent-style-name="Header">
      <style:text-properties officeooo:rsid="003701b5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3" style:family="paragraph">
      <style:paragraph-properties fo:text-align="start"/>
      <style:text-properties style:font-name="Calibri1" fo:font-size="11pt"/>
    </style:style>
    <style:style style:name="P14" style:family="paragraph">
      <style:paragraph-properties fo:text-align="end"/>
      <style:text-properties style:font-name="Calibri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Allison Park 4960 Route 8 Allison Park, PA 15101 (724) 443-8060"/>
            <form:option form:label="Wexford 10441 Perry Hwy Wexford, PA 15090 (724) 940-4144"/>
            <form:option form:label="Zelienople 115 Perry Highway Suite 136 Harmony, PA 16037 (724) 452-1277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733916159568" text:id="ct1733916159568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733916158608" text:id="ct1733916158608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733916166528" text:id="ct1733916166528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733916161968" text:id="ct1733916161968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4" svg:width="6.8323in" svg:height="0.3224in" svg:x="0in" svg:y="0in" draw:control="control1"/></text:p>
      <text:p text:style-name="P2"/>
      <text:p text:style-name="P3"/>
      <text:p text:style-name="P3"><text:date style:data-style-name="N37" text:date-value="2021-08-27T09:29:35.118000037">08/27/21</text:date></text:p>
      <text:p text:style-name="P3"/>
      <text:p text:style-name="P4">Dear <text:change-start text:change-id="ct1733916159568"/><draw:control text:anchor-type="as-char" draw:z-index="14" draw:name="Shape5_2" draw:style-name="gr1" draw:text-style-name="P11" svg:width="2.1051in" svg:height="0.2713in" draw:control="control14"/><text:change-end text:change-id="ct1733916159568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733916158608"/><draw:control text:anchor-type="as-char" draw:z-index="11" draw:name="Shape5_1" draw:style-name="gr1" draw:text-style-name="P11" svg:width="2.1051in" svg:height="0.2713in" draw:control="control11"/><text:change-end text:change-id="ct1733916158608"/></text:p>
      <text:p text:style-name="P3"/>
      <text:p text:style-name="P4">Account Number: <text:change-start text:change-id="ct1733916166528"/><draw:control text:anchor-type="as-char" draw:z-index="12" draw:name="Shape5_0" draw:style-name="gr1" draw:text-style-name="P11" svg:width="2.1051in" svg:height="0.2713in" draw:control="control12"/><text:change-end text:change-id="ct1733916166528"/></text:p>
      <text:p text:style-name="P3"/>
      <text:p text:style-name="P4">Amount of Refund: $ <text:change-start text:change-id="ct1733916161968"/><draw:control text:anchor-type="as-char" draw:z-index="13" draw:name="Shape5_3" draw:style-name="gr1" draw:text-style-name="P11" svg:width="2.1051in" svg:height="0.2713in" draw:control="control13"/><text:change-end text:change-id="ct1733916161968"/></text:p>
      <text:p text:style-name="P3"/>
      <text:p text:style-name="P3">Reason for Refund:</text:p>
      <text:p text:style-name="P3"><draw:control text:anchor-type="as-char" draw:z-index="2" draw:name="Shape1" draw:style-name="gr1" draw:text-style-name="P13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1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1" svg:width="1.5823in" svg:height="0.2606in" draw:control="control4"/><draw:control text:anchor-type="as-char" draw:z-index="6" draw:name="Shape4_1" draw:style-name="gr1" draw:text-style-name="P11" svg:width="1.5823in" svg:height="0.2606in" draw:control="control6"/><draw:control text:anchor-type="as-char" draw:z-index="8" draw:name="Shape4_3" draw:style-name="gr1" draw:text-style-name="P11" svg:width="1.5823in" svg:height="0.2606in" draw:control="control8"/></text:p>
      <text:p text:style-name="P8"><draw:control text:anchor-type="as-char" draw:z-index="5" draw:name="Shape4_0" draw:style-name="gr1" draw:text-style-name="P11" svg:width="1.5823in" svg:height="0.2606in" draw:control="control5"/><draw:control text:anchor-type="as-char" draw:z-index="7" draw:name="Shape4_2" draw:style-name="gr1" draw:text-style-name="P11" svg:width="1.5823in" svg:height="0.2606in" draw:control="control7"/><draw:control text:anchor-type="as-char" draw:z-index="9" draw:name="Shape4_4" draw:style-name="gr1" draw:text-style-name="P11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2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701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733975924464" text:id="ct1733975924464">
            <text:deletion>
              <office:change-info>
                <dc:creator>Unknown Author</dc:creator>
                <dc:date>2021-08-27T08:54:05</dc:date>
              </office:change-info>
              <text:p text:style-name="MP1">‍<draw:frame draw:style-name="Mfr1" draw:name="Image1" text:anchor-type="char" svg:x="0.1563in" svg:y="-0.6043in" svg:width="2.1362in" svg:height="0.8772in" draw:z-index="15"><draw:image xlink:href="Pictures/10000000000001D6000000C1231836EFB10BF693.jpg" xlink:type="simple" xlink:show="embed" xlink:actuate="onLoad" draw:mime-type="image/jpeg"/></draw:frame>‍</text:p>
            </text:deletion>
          </text:changed-region>
          <text:changed-region xml:id="ct1733975934064" text:id="ct1733975934064">
            <text:insertion>
              <office:change-info>
                <dc:creator>Unknown Author</dc:creator>
                <dc:date>2021-08-27T09:13:36</dc:date>
              </office:change-info>
            </text:insertion>
          </text:changed-region>
        </text:tracked-changes>
        <text:p text:style-name="MP1"><text:change text:change-id="ct1733975924464"/><text:change-start text:change-id="ct1733975934064"/><draw:frame draw:style-name="Mfr2" draw:name="Image2" text:anchor-type="as-char" svg:width="2.1902in" svg:height="0.6799in" draw:z-index="0"><draw:image xlink:href="Pictures/20000008000014D3000006B1DBC4EAF317CE9398.svm" xlink:type="simple" xlink:show="embed" xlink:actuate="onLoad" draw:mime-type="image/x-svm"/><draw:image xlink:href="Pictures/10000001000000C900000041AB664F7EA0E113F6.png" xlink:type="simple" xlink:show="embed" xlink:actuate="onLoad" draw:mime-type="image/png"/></draw:frame><text:change-end text:change-id="ct17339759340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7T09:29:34.990000000</dc:date>
    <meta:editing-duration>PT1H3M5S</meta:editing-duration>
    <meta:editing-cycles>21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7" meta:word-count="59" meta:character-count="337" meta:non-whitespace-character-count="286"/>
  </office:meta>
</office:document-meta>
</file>